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4cm" svg:stroke-color="#000000" draw:marker-start-width="0.26cm" draw:marker-end-width="0.26cm" draw:fill-color="#93b0cf" draw:textarea-horizontal-align="justify" draw:textarea-vertical-align="middle" draw:auto-grow-height="false" fo:min-height="1.72cm" fo:min-width="3.47cm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-color="#99ccff" draw:textarea-horizontal-align="justify" draw:textarea-vertical-align="middle" draw:auto-grow-height="false" fo:min-height="0.02cm" fo:min-width="0cm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-color="#99ccff" draw:textarea-horizontal-align="justify" draw:textarea-vertical-align="middle" draw:auto-grow-height="false" fo:min-height="0.05cm" fo:min-width="0cm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712cm" fo:min-width="0.353cm"/>
    </style:style>
    <style:style style:name="gr6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712cm" fo:min-width="0.531cm"/>
    </style:style>
    <style:style style:name="gr7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2.776cm" fo:min-width="3.063cm"/>
    </style:style>
    <style:style style:name="gr8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2.221cm" fo:min-width="2.394cm"/>
    </style:style>
    <style:style style:name="gr9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1.666cm" fo:min-width="2.538cm"/>
    </style:style>
    <style:style style:name="gr10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3.331cm" fo:min-width="2.97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3b0cf"/>
      <style:paragraph-properties fo:text-align="center"/>
    </style:style>
    <style:style style:name="P3" style:family="paragraph">
      <loext:graphic-properties draw:fill-color="#99cc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-color="#ffffff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cm" svg:height="2cm" svg:x="20cm" svg:y="6cm">
          <text:p text:style-name="P1">Bu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2cm" svg:y="12cm">
          <text:p text:style-name="P1">Au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cm" svg:height="2cm" svg:x="28cm" svg:y="12cm">
          <text:p text:style-name="P1">Verla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2cm" svg:y1="8cm" svg:x2="14cm" svg:y2="12cm" draw:start-shape="id1" draw:start-glue-point="2" draw:end-shape="id2" draw:end-glue-point="0" svg:d="M22000 8000v2000h-8000v2000" svg:viewBox="0 0 8001 4001">
          <text:p/>
        </draw:connector>
        <draw:connector draw:style-name="gr2" draw:text-style-name="P1" draw:layer="layout" svg:x1="22cm" svg:y1="8cm" svg:x2="30cm" svg:y2="12cm" draw:start-shape="id1" draw:start-glue-point="2" draw:end-shape="id3" svg:d="M22000 8000v2000h8000v2000" svg:viewBox="0 0 8001 4001">
          <text:p/>
        </draw:connector>
        <draw:custom-shape draw:style-name="gr3" draw:text-style-name="P3" draw:layer="layout" svg:width="0.6cm" svg:height="0.6cm" svg:x="29.7cm" svg:y="9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0.6cm" svg:height="0.6cm" svg:x="13.7cm" svg:y="9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0.853cm" svg:height="0.962cm" svg:x="21.2cm" svg:y="8cm">
          <draw:text-box>
            <text:p>n</text:p>
          </draw:text-box>
        </draw:frame>
        <draw:frame draw:style-name="gr6" draw:text-style-name="P4" draw:layer="layout" svg:width="1.031cm" svg:height="0.962cm" svg:x="12.969cm" svg:y="11.038cm">
          <draw:text-box>
            <text:p>m</text:p>
          </draw:text-box>
        </draw:frame>
        <draw:frame draw:style-name="gr5" draw:text-style-name="P4" draw:layer="layout" svg:width="0.853cm" svg:height="0.962cm" svg:x="22cm" svg:y="8cm">
          <draw:text-box>
            <text:p>n</text:p>
          </draw:text-box>
        </draw:frame>
        <draw:frame draw:style-name="gr5" draw:text-style-name="P4" draw:layer="layout" svg:width="0.853cm" svg:height="0.962cm" svg:x="30cm" svg:y="11cm">
          <draw:text-box>
            <text:p>1</text:p>
          </draw:text-box>
        </draw:frame>
        <draw:frame draw:style-name="gr7" draw:text-style-name="P5" draw:layer="layout" svg:width="3.563cm" svg:height="3.026cm" svg:x="24.037cm" svg:y="5.974cm">
          <draw:text-box>
            <text:p><text:span text:style-name="T1">ISBN</text:span></text:p>
            <text:p><text:span text:style-name="T2">Titel</text:span></text:p>
            <text:p><text:span text:style-name="T2">Untertitel</text:span></text:p>
            <text:p><text:span text:style-name="T2">Kategorie</text:span></text:p>
            <text:p><text:span text:style-name="T2">Anzahl Seiten</text:span></text:p>
          </draw:text-box>
        </draw:frame>
        <draw:frame draw:style-name="gr8" draw:text-style-name="P5" draw:layer="layout" svg:width="2.894cm" svg:height="2.471cm" svg:x="16.037cm" svg:y="11.974cm">
          <draw:text-box>
            <text:p><text:span text:style-name="T1">Autor ID</text:span></text:p>
            <text:p><text:span text:style-name="T3">Vorname</text:span></text:p>
            <text:p><text:span text:style-name="T3">Nachname</text:span></text:p>
            <text:p><text:span text:style-name="T3">Titel</text:span></text:p>
          </draw:text-box>
        </draw:frame>
        <draw:frame draw:style-name="gr9" draw:text-style-name="P5" draw:layer="layout" svg:width="3.038cm" svg:height="1.916cm" svg:x="32.037cm" svg:y="12cm">
          <draw:text-box>
            <text:p><text:span text:style-name="T1">Verlag ID</text:span></text:p>
            <text:p><text:span text:style-name="T2">Name</text:span></text:p>
            <text:p><text:span text:style-name="T2">Rechtsform</text:span></text:p>
          </draw:text-box>
        </draw:frame>
        <draw:custom-shape draw:style-name="gr1" draw:text-style-name="P2" xml:id="id4" draw:id="id4" draw:layer="layout" svg:width="4cm" svg:height="2cm" svg:x="20cm" svg:y="18cm">
          <text:p text:style-name="P1">Adress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6" draw:layer="layout" svg:width="3.47cm" svg:height="3.581cm" svg:x="24cm" svg:y="17.929cm">
          <draw:text-box>
            <text:p><text:span text:style-name="T1">Adresse ID</text:span></text:p>
            <text:p><text:span text:style-name="T3">Straße</text:span></text:p>
            <text:p><text:span text:style-name="T3">Hausnummer</text:span></text:p>
            <text:p><text:span text:style-name="T3">Postleitzahl</text:span></text:p>
            <text:p><text:span text:style-name="T3">Ort</text:span></text:p>
            <text:p><text:span text:style-name="T3">Land</text:span></text:p>
          </draw:text-box>
        </draw:frame>
        <draw:connector draw:style-name="gr2" draw:text-style-name="P1" draw:layer="layout" svg:x1="14cm" svg:y1="14cm" svg:x2="22cm" svg:y2="18cm" draw:start-shape="id2" draw:start-glue-point="2" draw:end-shape="id4" svg:d="M14000 14000v2000h8000v2000" svg:viewBox="0 0 8001 4001">
          <text:p/>
        </draw:connector>
        <draw:connector draw:style-name="gr2" draw:text-style-name="P1" draw:layer="layout" svg:x1="30cm" svg:y1="14cm" svg:x2="22cm" svg:y2="18cm" draw:start-shape="id3" draw:start-glue-point="2" draw:end-shape="id4" draw:end-glue-point="0" svg:d="M30000 14000v2000h-8000v2000" svg:viewBox="0 0 8001 4001">
          <text:p/>
        </draw:connector>
        <draw:custom-shape draw:style-name="gr3" draw:text-style-name="P3" draw:layer="layout" svg:width="0.6cm" svg:height="0.6cm" svg:x="13.7cm" svg:y="15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6cm" svg:height="0.6cm" svg:x="29.7cm" svg:y="15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0.853cm" svg:height="0.962cm" svg:x="13.147cm" svg:y="14cm">
          <draw:text-box>
            <text:p>1</text:p>
          </draw:text-box>
        </draw:frame>
        <draw:frame draw:style-name="gr5" draw:text-style-name="P4" draw:layer="layout" svg:width="0.853cm" svg:height="0.962cm" svg:x="21.147cm" svg:y="17.038cm">
          <draw:text-box>
            <text:p>1</text:p>
          </draw:text-box>
        </draw:frame>
        <draw:frame draw:style-name="gr5" draw:text-style-name="P4" draw:layer="layout" svg:width="0.853cm" svg:height="0.962cm" svg:x="22cm" svg:y="17.038cm">
          <draw:text-box>
            <text:p>1</text:p>
          </draw:text-box>
        </draw:frame>
        <draw:frame draw:style-name="gr5" draw:text-style-name="P4" draw:layer="layout" svg:width="0.853cm" svg:height="0.962cm" svg:x="30cm" svg:y="14cm">
          <draw:text-box>
            <text:p>1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4cm" svg:x="2cm" svg:y="0.996cm" presentation:class="title" presentation:placeholder="true">
        <draw:text-box/>
      </draw:frame>
      <draw:frame presentation:style-name="Default-outline1" draw:layer="backgroundobjects" svg:width="35.999cm" svg:height="14.499cm" svg:x="2cm" svg:y="5.85cm" presentation:class="outline" presentation:placeholder="true">
        <draw:text-box/>
      </draw:frame>
      <draw:frame presentation:style-name="Mpr1" draw:text-style-name="MP2" draw:layer="backgroundobjects" svg:width="9.319cm" svg:height="1.724cm" svg:x="2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4cm" svg:x="13.68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4cm" svg:x="28.68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17T16:06:18.902587048</meta:creation-date>
    <dc:date>2018-02-17T16:24:52.338110134</dc:date>
    <dc:creator>Dennis Schulmeister-Zimolong</dc:creator>
    <meta:editing-duration>PT15M5S</meta:editing-duration>
    <meta:editing-cycles>8</meta:editing-cycles>
    <meta:generator>LibreOffice/5.4.4.2$Linux_X86_64 LibreOffice_project/40m0$Build-2</meta:generator>
    <meta:document-statistic meta:object-count="47"/>
  </office:meta>
</office:document-meta>
</file>